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3708in"/>
    </style:style>
    <style:style style:name="Table1.B" style:family="table-column">
      <style:table-column-properties style:column-width="1.6132in"/>
    </style:style>
    <style:style style:name="Table1.C" style:family="table-column">
      <style:table-column-properties style:column-width="2.0979in"/>
    </style:style>
    <style:style style:name="Table1.D" style:family="table-column">
      <style:table-column-properties style:column-width="2.8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cdd4a"/>
    </style:style>
    <style:style style:name="P2" style:family="paragraph" style:parent-style-name="Table_20_Contents">
      <style:text-properties fo:background-color="#fff5ce"/>
    </style:style>
    <style:style style:name="P3" style:family="paragraph" style:parent-style-name="Table_20_Contents">
      <style:text-properties fo:background-color="#ff7b59"/>
    </style:style>
    <style:style style:name="T1" style:family="text">
      <style:text-properties fo:font-size="16pt" officeooo:rsid="001cdd4a" style:font-size-asian="16pt" style:font-size-complex="16pt"/>
    </style:style>
    <style:style style:name="T2" style:family="text">
      <style:text-properties fo:background-color="#fff5ce" loext:char-shading-value="0"/>
    </style:style>
    <style:style style:name="T3" style:family="text">
      <style:text-properties fo:font-size="11pt" fo:background-color="#fff5ce" loext:char-shading-value="0" style:font-size-asian="11pt" style:font-size-complex="11pt"/>
    </style:style>
    <style:style style:name="T4" style:family="text">
      <style:text-properties fo:background-color="#ff7b59" loext:char-shading-value="0"/>
    </style:style>
    <style:style style:name="T5" style:family="text">
      <style:text-properties fo:font-size="11pt" fo:background-color="#ff7b59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vel Agent AI integration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Day</text:p>
            </table:table-cell>
            <table:table-cell table:style-name="Table1.A1" office:value-type="string">
              <text:p text:style-name="Table_20_Heading">Goal</text:p>
            </table:table-cell>
            <table:table-cell table:style-name="Table1.A1" office:value-type="string">
              <text:p text:style-name="Table_20_Heading">Why it’s first</text:p>
            </table:table-cell>
            <table:table-cell table:style-name="Table1.A1" office:value-type="string">
              <text:p text:style-name="Table_20_Heading">Concrete tasks &amp; deliverabl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1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2">DB migration in dev</text:span></text:span></text:p>
          </table:table-cell>
          <table:table-cell table:style-name="Table1.A1" office:value-type="string">
            <text:p text:style-name="P2">Everything else depends on the new tables / columns.</text:p>
          </table:table-cell>
          <table:table-cell table:style-name="Table1.A1" office:value-type="string">
            <text:p text:style-name="Table_20_Contents"><text:span text:style-name="T3">* Create one SQL migration (or Prisma/Knex/Drizzle) that<text:line-break/> • adds </text:span><text:span text:style-name="Source_20_Text"><text:span text:style-name="T3">txn_category</text:span></text:span><text:span text:style-name="T3">, </text:span><text:span text:style-name="Source_20_Text"><text:span text:style-name="T3">merchant</text:span></text:span><text:span text:style-name="T3"> to </text:span><text:span text:style-name="Strong_20_Emphasis"><text:span text:style-name="T3">transactions</text:span></text:span><text:span text:style-name="T3"><text:line-break/> • creates </text:span><text:span text:style-name="Strong_20_Emphasis"><text:span text:style-name="T3">travel_profile</text:span></text:span><text:span text:style-name="T3">, </text:span><text:span text:style-name="Strong_20_Emphasis"><text:span text:style-name="T3">past_trip</text:span></text:span><text:span text:style-name="T3">, </text:span><text:span text:style-name="Strong_20_Emphasis"><text:span text:style-name="T3">airport</text:span></text:span><text:span text:style-name="T3"> tables<text:line-break/> • creates the </text:span><text:span text:style-name="Source_20_Text"><text:span text:style-name="T3">vw_travel_context</text:span></text:span><text:span text:style-name="T3"> view.<text:line-break/>* Run locally, commit, push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<text:span text:style-name="Strong_20_Emphasis"><text:span text:style-name="T4">Seed reference data</text:span></text:span></text:p>
          </table:table-cell>
          <table:table-cell table:style-name="Table1.A1" office:value-type="string">
            <text:p text:style-name="Table_20_Contents"><text:span text:style-name="T4">The AI can’t derive </text:span><text:span text:style-name="Source_20_Text"><text:span text:style-name="T4">homeAirport</text:span></text:span><text:span text:style-name="T4"> without it.</text:span></text:p>
          </table:table-cell>
          <table:table-cell table:style-name="Table1.A1" office:value-type="string">
            <text:p text:style-name="Table_20_Contents"><text:span text:style-name="T5">* Pull a free IATA ↔ city CSV (e.g. OpenFlights).<text:line-break/>* Write a tiny script (</text:span><text:span text:style-name="Source_20_Text"><text:span text:style-name="T5">seed-airports.ts</text:span></text:span><text:span text:style-name="T5">) to bulk-insert the top ~600 airports into </text:span><text:span text:style-name="Strong_20_Emphasis"><text:span text:style-name="T5">airport</text:span></text:span><text:span text:style-name="T5">.<text:line-break/>* Verify: </text:span><text:span text:style-name="Source_20_Text"><text:span text:style-name="T5">SELECT * FROM airport LIMIT 5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<text:span text:style-name="Strong_20_Emphasis"><text:span text:style-name="T4">Auto-tag existing transactions</text:span></text:span></text:p>
          </table:table-cell>
          <table:table-cell table:style-name="Table1.A1" office:value-type="string">
            <text:p text:style-name="P3">You need spending analytics before calling the LLM.</text:p>
          </table:table-cell>
          <table:table-cell table:style-name="Table1.A1" office:value-type="string">
            <text:p text:style-name="Table_20_Contents"><text:span text:style-name="T5">* Decide on a tagging method:<text:line-break/> • Quick: simple regex/rules (“%UBER%” → travel).<text:line-break/> • Better: call Plaid’s </text:span><text:span text:style-name="Source_20_Text"><text:span text:style-name="T5">/transactions/get</text:span></text:span><text:span text:style-name="T5"> if you already ingest via Plaid.<text:line-break/>* Back-fill </text:span><text:span text:style-name="Source_20_Text"><text:span text:style-name="T5">category</text:span></text:span><text:span text:style-name="T5"> + </text:span><text:span text:style-name="Source_20_Text"><text:span text:style-name="T5">merchant</text:span></text:span><text:span text:style-name="T5"> for a few test users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<text:span text:style-name="Strong_20_Emphasis"><text:span text:style-name="T4">Travel-preferences UI stub</text:span></text:span></text:p>
          </table:table-cell>
          <table:table-cell table:style-name="Table1.A1" office:value-type="string">
            <text:p text:style-name="Table_20_Contents"><text:span text:style-name="T4">Lets real users store </text:span><text:span text:style-name="Source_20_Text"><text:span text:style-name="T4">max_trip_days</text:span></text:span><text:span text:style-name="T4">, climate, adventure level.</text:span></text:p>
          </table:table-cell>
          <table:table-cell table:style-name="Table1.A1" office:value-type="string">
            <text:p text:style-name="Table_20_Contents"><text:span text:style-name="T5">* Add a small “Travel Settings” card under user profile.<text:line-break/>* PATCH </text:span><text:span text:style-name="Source_20_Text"><text:span text:style-name="T5">/api/travel-profile</text:span></text:span><text:span text:style-name="T5"> route that upserts into </text:span><text:span text:style-name="Strong_20_Emphasis"><text:span text:style-name="T5">travel_profile</text:span></text:span><text:span text:style-name="T5">.<text:line-break/>* UI: sliders / selects bound to those fields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</text:span></text:p>
          </table:table-cell>
          <table:table-cell table:style-name="Table1.A1" office:value-type="string">
            <text:p text:style-name="Table_20_Contents"><text:span text:style-name="Strong_20_Emphasis"><text:span text:style-name="T4">Context resolver</text:span></text:span></text:p>
          </table:table-cell>
          <table:table-cell table:style-name="Table1.A1" office:value-type="string">
            <text:p text:style-name="P3">Single TypeScript function every layer will reuse.</text:p>
          </table:table-cell>
          <table:table-cell table:style-name="Table1.A1" office:value-type="string">
            <text:p text:style-name="Table_20_Contents"><text:span text:style-name="T5">* Implement </text:span><text:span text:style-name="Source_20_Text"><text:span text:style-name="T5">getTravelContext(cID)</text:span></text:span><text:span text:style-name="T5"> that:<text:line-break/> • SELECTs from </text:span><text:span text:style-name="Source_20_Text"><text:span text:style-name="T5">vw_travel_context</text:span></text:span><text:span text:style-name="T5"><text:line-break/> • looks up </text:span><text:span text:style-name="Source_20_Text"><text:span text:style-name="T5">homeAirport</text:span></text:span><text:span text:style-name="T5"> via </text:span><text:span text:style-name="Strong_20_Emphasis"><text:span text:style-name="T5">airport</text:span></text:span><text:span text:style-name="T5"><text:line-break/> • gathers </text:span><text:span text:style-name="Source_20_Text"><text:span text:style-name="T5">visited</text:span></text:span><text:span text:style-name="T5"> from </text:span><text:span text:style-name="Strong_20_Emphasis"><text:span text:style-name="T5">past_trip</text:span></text:span><text:span text:style-name="T5">.<text:line-break/>* Unit-test with seed data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</text:span></text:p>
          </table:table-cell>
          <table:table-cell table:style-name="Table1.A1" office:value-type="string">
            <text:p text:style-name="Table_20_Contents"><text:span text:style-name="Strong_20_Emphasis"><text:span text:style-name="T4">LLM proof-of-concept</text:span></text:span></text:p>
          </table:table-cell>
          <table:table-cell table:style-name="Table1.A1" office:value-type="string">
            <text:p text:style-name="P3">Proves the whole flow works before you build fancy UI.</text:p>
          </table:table-cell>
          <table:table-cell table:style-name="Table1.A1" office:value-type="string">
            <text:p text:style-name="Table_20_Contents"><text:span text:style-name="T5">* Hard-code </text:span><text:span text:style-name="Source_20_Text"><text:span text:style-name="T5">const demoUser = '…';</text:span></text:span><text:span text:style-name="T5"><text:line-break/>* Call OpenAI with </text:span><text:span text:style-name="Source_20_Text"><text:span text:style-name="T5">getTravelContext(demoUser)</text:span></text:span><text:span text:style-name="T5"> and log three JSON itineraries.<text:line-break/>* Confirm constraints: </text:span><text:span text:style-name="Source_20_Text"><text:span text:style-name="T5">days ≤ maxTripDays</text:span></text:span><text:span text:style-name="T5">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</text:span></text:p>
          </table:table-cell>
          <table:table-cell table:style-name="Table1.A1" office:value-type="string">
            <text:p text:style-name="Table_20_Contents"><text:span text:style-name="Strong_20_Emphasis"><text:span text:style-name="T4">Minimal “Travel Advisor” page</text:span></text:span></text:p>
          </table:table-cell>
          <table:table-cell table:style-name="Table1.A1" office:value-type="string">
            <text:p text:style-name="P3">Turns the PoC into something clickable.</text:p>
          </table:table-cell>
          <table:table-cell table:style-name="Table1.A1" office:value-type="string">
            <text:p text:style-name="Table_20_Contents"><text:span text:style-name="T5">* Add </text:span><text:span text:style-name="Source_20_Text"><text:span text:style-name="T5">/travel</text:span></text:span><text:span text:style-name="T5"> route that<text:line-break/> • fetches </text:span><text:span text:style-name="Source_20_Text"><text:span text:style-name="T5">/api/travel</text:span></text:span><text:span text:style-name="T5"> (which wraps the resolver + LLM)<text:line-break/> • lists the trip cards (title, days, est. cost).<text:line-break/>* Add a “Refresh ideas” button (simply refetch)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2:15:22.358973100</meta:creation-date>
    <dc:date>2025-04-23T12:47:33.881670600</dc:date>
    <meta:editing-duration>PT21M9S</meta:editing-duration>
    <meta:editing-cycles>2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33" meta:word-count="296" meta:character-count="1884" meta:non-whitespace-character-count="1611"/>
  </office:meta>
</office:document-meta>
</file>